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text-properties fo:font-size="11pt" fo:language="es" fo:country="ES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2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3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4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5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6" style:family="paragraph" style:parent-style-name="Text_20_body_20_indent" style:list-style-name="WW8Num2"/>
    <style:style style:name="P17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21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22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23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officeooo:paragraph-rsid="001b11c5" style:font-size-asian="9pt"/>
    </style:style>
    <style:style style:name="T1" style:family="text">
      <style:text-properties fo:language="es" fo:country="E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b11c5"/>
    </style:style>
    <style:style style:name="T6" style:family="text">
      <style:text-properties officeooo:rsid="001bc3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9" text:outline-level="1">Técnicas Avanzadas de Programación. <text:s/><text:span text:style-name="T6">Enero</text:span> <text:s/>2013</text:h>
      <text:p text:style-name="P7"/>
      <text:p text:style-name="P7">1. Dado el siguiente código en Java:</text:p>
      <text:p text:style-name="P14">interface A { public void a();} <text:s/></text:p>
      <text:p text:style-name="P14">interface B {public void b(); public void e(); }</text:p>
      <text:p text:style-name="P14">class C {public void c(){System.out.println(“BBAA”); }}</text:p>
      <text:p text:style-name="P14">class D extends C implements A,B{ </text:p>
      <text:p text:style-name="P15">public void a(){System.out.println(“BBAA”);} </text:p>
      <text:p text:style-name="P15">public void b(){System.out.println(“BBBB”); }</text:p>
      <text:p text:style-name="P15">}</text:p>
      <text:p text:style-name="P14">class E extends D { public void e(){System.out.println(“EEEE”); }</text:p>
      <text:p text:style-name="P14"/>
      <text:p text:style-name="P14">1<text:tab/>A a = new E();</text:p>
      <text:p text:style-name="P14">2<text:tab/>B b = new D();</text:p>
      <text:p text:style-name="P14">3<text:tab/>C c = new E();</text:p>
      <text:p text:style-name="P14">4<text:tab/>B b2 = c;</text:p>
      <text:p text:style-name="P14">5<text:tab/>a.a();</text:p>
      <text:p text:style-name="P14"><text:span text:style-name="T5">6</text:span><text:tab/>b.b()</text:p>
      <text:p text:style-name="P14"><text:span text:style-name="T5">7</text:span><text:tab/>c.e();</text:p>
      <text:p text:style-name="P14"><text:span text:style-name="T5">8</text:span><text:tab/>D list[] = new D[3];</text:p>
      <text:p text:style-name="P13"><text:span text:style-name="T5">9</text:span><text:tab/>list[0] = new C();</text:p>
      <text:p text:style-name="P13">1<text:span text:style-name="T5">0</text:span><text:tab/>list[1] = new E();</text:p>
      <text:p text:style-name="P13">1<text:span text:style-name="T5">1</text:span><text:tab/>list[2] = new D();</text:p>
      <text:p text:style-name="P14">1<text:span text:style-name="T5">2</text:span><text:tab/>for (D elem:list)</text:p>
      <text:p text:style-name="P13">1<text:span text:style-name="T5">3</text:span><text:tab/><text:tab/>elem.<text:span text:style-name="T5">c</text:span>();</text:p>
      <text:p text:style-name="P3"/>
      <text:list xml:id="list1763528259" text:style-name="WW8Num3">
        <text:list-item>
          <text:p text:style-name="P21">Señala los errores en tiempo de compilación y ejecución. </text:p>
        </text:list-item>
        <text:list-item>
          <text:p text:style-name="P22">Cambia la linea 10 por una lista de Objects y muestra los cambios. Muestra el código que ha cambiado incluyendo Castings. <text:span text:style-name="T5">Muestra los errores desde la línea 8.</text:span></text:p>
        </text:list-item>
        <text:list-item>
          <text:p text:style-name="P22">Explica que pasaría si el lenguaje fuera tipado dinámic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2. Responde a las siguientes preguntas:</text:p>
      <text:p text:style-name="P9">a) Explica <text:span text:style-name="T5">el concepto de aliasing y como resolverlo</text:span>.</text:p>
      <text:p text:style-name="P9">b) Explica el polimorfismo de herencia (Contrato, asignación polimórfica, ligadura dinámca, código reutilizable) en <text:span text:style-name="T5">el patrón Observer</text:span>.</text:p>
      <text:p text:style-name="P9">c) Explica <text:span text:style-name="T5">en qué consisten los test de regresión o “regression testing”</text:span>.</text:p>
      <text:p text:style-name="P9">d) <text:s/>Explica el concepto de “inversion of control” con un ejemplo breve.</text:p>
      <text:p text:style-name="P10"/>
      <text:p text:style-name="P4"/>
      <text:p text:style-name="P5">3. <text:span text:style-name="T1">Dado el siguiente código:</text:span></text:p>
      <text:p text:style-name="P6"/>
      <text:p text:style-name="P23">fold f <text:span text:style-name="T5">z </text:span>[] <text:s text:c="4"/>= <text:span text:style-name="T5">z</text:span></text:p>
      <text:p text:style-name="P23">fold f <text:span text:style-name="T5">z (</text:span>a:x<text:span text:style-name="T5">)</text:span> = f a (fold f <text:span text:style-name="T5">z x</text:span>)</text:p>
      <text:p text:style-name="P11"><text:s text:c="9"/></text:p>
      <text:p text:style-name="P8"/>
      <text:list xml:id="list2130542491" text:style-name="WW8Num2">
        <text:list-item>
          <text:p text:style-name="P16">Escribe la declaración de esta función, y justifica <text:s/>si es de alto orden, si usa politipos, y pon un ejemplo de su uso con diferentes tipos. </text:p>
        </text:list-item>
        <text:list-item>
          <text:p text:style-name="P16">Incluye también un ejemplo de parametrización parcial y justifica su tipo de recursividad.</text:p>
        </text:list-item>
        <text:list-item>
          <text:p text:style-name="P17"><text:span text:style-name="T2">Modifica aprueba</text:span><text:span text:style-name="T3"> </text:span><text:span text:style-name="T2"><text:s/>para que use paso de parámetros por tuplas, incluye su definición y muestra un ejemplo de parametrización parcial si es posible.</text:span></text:p>
        </text:list-item>
      </text:list>
      <text:p text:style-name="P2"/>
      <text:p text:style-name="P1"/>
      <text:p text:style-name="P1"/>
      <text:p text:style-name="P12">Puntuación: <text:s/><text:span text:style-name="T4">1</text:span>. 3 <text:s/><text:span text:style-name="T4">2.</text:span> 4 <text:s/><text:span text:style-name="T4">3.</text:span> 3 <text:s text:c="3"/></text:p>
      <text:p text:style-name="P12">Tiempo: 2 horas</text:p>
      <text:p text:style-name="P12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in" fo:margin-bottom="0in" style:contextual-spacing="false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4-01-14T15:11:28</dc:date>
    <meta:print-date>2007-12-14T12:38:00</meta:print-date>
    <meta:editing-cycles>19</meta:editing-cycles>
    <meta:editing-duration>P23DT22H29M29S</meta:editing-duration>
    <meta:generator>LibreOffice/3.6$MacOSX_x86 LibreOffice_project/5b93205-6e6b3fc-7830f6d-c08ad66-1d9bf4</meta:generator>
    <meta:document-statistic meta:table-count="0" meta:image-count="0" meta:object-count="0" meta:page-count="1" meta:paragraph-count="41" meta:word-count="322" meta:character-count="1826" meta:non-whitespace-character-count="1517"/>
    <meta:user-defined meta:name="Info 1"/>
    <meta:user-defined meta:name="Info 2"/>
    <meta:user-defined meta:name="Info 3"/>
    <meta:user-defined meta:name="Info 4"/>
  </office:meta>
</office:document-meta>
</file>